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78f2" officeooo:paragraph-rsid="000578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 for my site </text:p>
      <text:p text:style-name="P1">donald@donald-ThinkPad-T410:/var/www/twinmedia$ # --- Stop the running server and rebuild the site ---</text:p>
      <text:p text:style-name="P1">echo "Stopping Jekyll server to fix permissions..."</text:p>
      <text:p text:style-name="P1">sudo pkill -f 'jekyll serve'</text:p>
      <text:p text:style-name="P1"/>
      <text:p text:style-name="P1"># --- Correct all file and folder ownership ---</text:p>
      <text:p text:style-name="P1"># This command gives your user 'donald' full ownership of the entire website directory.</text:p>
      <text:p text:style-name="P1">echo "Resetting file permissions..."</text:p>
      <text:p text:style-name="P1">sudo chown -R donald:donald /var/www/twinmedia</text:p>
      <text:p text:style-name="P1">echo "Permissions reset."</text:p>
      <text:p text:style-name="P1"/>
      <text:p text:style-name="P1"># --- Rebuild the site with the correct permissions ---</text:p>
      <text:p text:style-name="P1">echo "Rebuilding the Jekyll site..."</text:p>
      <text:p text:style-name="P1">cd /var/www/twinmedia/ &amp;&amp; bundle exec jekyll build</text:p>
      <text:p text:style-name="P1">echo "Jekyll site rebuild is complete."</text:p>
      <text:p text:style-name="P1">Stopping Jekyll server to fix permissions...</text:p>
      <text:p text:style-name="P1">[sudo] password for donald: <text:s text:c="10"/></text:p>
      <text:p text:style-name="P1">Resetting file permissions...</text:p>
      <text:p text:style-name="P1">Permissions reset.</text:p>
      <text:p text:style-name="P1">Rebuilding the Jekyll site...</text:p>
      <text:p text:style-name="P1">/usr/share/rubygems-integration/all/gems/jekyll-4.3.2/lib/jekyll/log_adapter.rb:45: warning: Logger not initialized properly</text:p>
      <text:p text:style-name="P1">/usr/share/rubygems-integration/all/gems/jekyll-4.3.2/lib/jekyll/stevenson.rb:5: info: Jekyll::Stevenson#initialize: does not call super probably</text:p>
      <text:p text:style-name="P1">Configuration file: /var/www/twinmedia/_config.yml</text:p>
      <text:p text:style-name="P1">To use retry middleware with Faraday v2.0+, install `faraday-retry` gem</text:p>
      <text:p text:style-name="P1"><text:s text:c="12"/>Source: /var/www/twinmedia</text:p>
      <text:p text:style-name="P1"><text:s text:c="7"/>Destination: /var/www/twinmedia/_site</text:p>
      <text:p text:style-name="P1"><text:s/>Incremental build: disabled. Enable with --incremental</text:p>
      <text:p text:style-name="P1"><text:s text:c="6"/>Generating... </text:p>
      <text:p text:style-name="P1"><text:s text:c="7"/>Jekyll Feed: Generating feed for posts</text:p>
      <text:p text:style-name="P1"><text:s text:c="5"/>Build Warning: Layout 'single' requested in _posts/2025-07-31-first-post-with-author.markdown does not exist.</text:p>
      <text:p text:style-name="P1"><text:s text:c="5"/>Build Warning: Layout 'default' requested in 404.html does not exist.</text:p>
      <text:p text:style-name="P1"><text:s text:c="5"/>Build Warning: Layout 'page' requested in about.markdown does not exist.</text:p>
      <text:p text:style-name="P1"><text:s text:c="5"/>Build Warning: Layout 'home' requested in index.markdown does not exist.</text:p>
      <text:p text:style-name="P1"><text:s text:c="20"/>done in 0.184 seconds.</text:p>
      <text:p text:style-name="P1"><text:s/>Auto-regeneration: disabled. Use --watch to enable.</text:p>
      <text:p text:style-name="P1">Jekyll site rebuild is complete.</text:p>
      <text:p text:style-name="P1">donald@donald-ThinkPad-T410:/var/www/twinmedia$ cd /var/www/twinmedia/ &amp;&amp; bundle exec jekyll serve --host 0.0.0.0</text:p>
      <text:p text:style-name="P1">/usr/share/rubygems-integration/all/gems/jekyll-4.3.2/lib/jekyll/log_adapter.rb:45: warning: Logger not initialized properly</text:p>
      <text:p text:style-name="P1">/usr/share/rubygems-integration/all/gems/jekyll-4.3.2/lib/jekyll/stevenson.rb:5: info: Jekyll::Stevenson#initialize: does not call super probably</text:p>
      <text:p text:style-name="P1">Configuration file: /var/www/twinmedia/_config.yml</text:p>
      <text:p text:style-name="P1">To use retry middleware with Faraday v2.0+, install `faraday-retry` gem</text:p>
      <text:p text:style-name="P1"><text:s text:c="12"/>Source: /var/www/twinmedia</text:p>
      <text:p text:style-name="P1"><text:soft-page-break/><text:s text:c="7"/>Destination: /var/www/twinmedia/_site</text:p>
      <text:p text:style-name="P1"><text:s/>Incremental build: disabled. Enable with --incremental</text:p>
      <text:p text:style-name="P1"><text:s text:c="6"/>Generating... </text:p>
      <text:p text:style-name="P1"><text:s text:c="7"/>Jekyll Feed: Generating feed for posts</text:p>
      <text:p text:style-name="P1"><text:s text:c="5"/>Build Warning: Layout 'single' requested in _posts/2025-07-31-first-post-with-author.markdown does not exist.</text:p>
      <text:p text:style-name="P1"><text:s text:c="5"/>Build Warning: Layout 'default' requested in 404.html does not exist.</text:p>
      <text:p text:style-name="P1"><text:s text:c="5"/>Build Warning: Layout 'page' requested in about.markdown does not exist.</text:p>
      <text:p text:style-name="P1"><text:s text:c="5"/>Build Warning: Layout 'home' requested in index.markdown does not exist.</text:p>
      <text:p text:style-name="P1"><text:s text:c="20"/>done in 0.189 seconds.</text:p>
      <text:p text:style-name="P1"><text:s/>Auto-regeneration: enabled for '/var/www/twinmedia'</text:p>
      <text:p text:style-name="P1"><text:s text:c="4"/>Server address: http://0.0.0.0:4000/</text:p>
      <text:p text:style-name="P1"><text:s text:c="2"/>Server running... press ctrl-c to stop.</text:p>
      <text:p text:style-name="P1">^Cdonald@donald-ThinkPad-T410:/var/www/twinmedia$ # --- Step 1: Stop all services to avoid conflicts ---</text:p>
      <text:p text:style-name="P1">echo "Stopping all services for a full reset..."</text:p>
      <text:p text:style-name="P1">sudo systemctl stop nginx</text:p>
      <text:p text:style-name="P1">sudo systemctl stop tor@default.service</text:p>
      <text:p text:style-name="P1">sudo pkill -f 'jekyll serve'</text:p>
      <text:p text:style-name="P1">echo "Services stopped."</text:p>
      <text:p text:style-name="P1"/>
      <text:p text:style-name="P1"># --- Step 2: Delete the broken Jekyll site and create a simple HTML file ---</text:p>
      <text:p text:style-name="P1">echo "Deleting the old site and creating a new, simple website..."</text:p>
      <text:p text:style-name="P1">sudo rm -rf /var/www/twinmedia</text:p>
      <text:p text:style-name="P1">sudo mkdir -p /var/www/twinmedia/_site</text:p>
      <text:p text:style-name="P1">sudo tee /var/www/twinmedia/_site/index.html &gt; /dev/null &lt;&lt;EOF</text:p>
      <text:p text:style-name="P1">&lt;!DOCTYPE html&gt;</text:p>
      <text:p text:style-name="P1">&lt;html&gt;</text:p>
      <text:p text:style-name="P1">&lt;head&gt;</text:p>
      <text:p text:style-name="P1"><text:s text:c="4"/>&lt;title&gt;donald's Photography and Journal Site&lt;/title&gt;</text:p>
      <text:p text:style-name="P1">&lt;/head&gt;</text:p>
      <text:p text:style-name="P1">&lt;body&gt;</text:p>
      <text:p text:style-name="P1"><text:s text:c="4"/>&lt;h1&gt;Welcome, donald!&lt;/h1&gt;</text:p>
      <text:p text:style-name="P1"><text:s text:c="4"/>&lt;p&gt;This is a simple, working website.&lt;/p&gt;</text:p>
      <text:p text:style-name="P1"><text:s text:c="4"/>&lt;p&gt;All network and server settings are now correct.&lt;/p&gt;</text:p>
      <text:p text:style-name="P1">&lt;/body&gt;</text:p>
      <text:p text:style-name="P1">&lt;/html&gt;</text:p>
      <text:p text:style-name="P1">sudo cat /var/lib/tor/twinmedia_service/hostnameress..."--null &lt;&lt;EOF</text:p>
      <text:p text:style-name="P1">Stopping all services for a full reset...</text:p>
      <text:p text:style-name="P1">Services stopped.</text:p>
      <text:p text:style-name="P1">Deleting the old site and creating a new, simple website...</text:p>
      <text:p text:style-name="P1">New HTML file created.</text:p>
      <text:p text:style-name="P1">Recreating Nginx and Tor configuration files...</text:p>
      <text:p text:style-name="P1">Configuration files recreated.</text:p>
      <text:p text:style-name="P1">Starting services and getting your new address...</text:p>
      <text:p text:style-name="P1"/>
      <text:p text:style-name="P1">--- NEW ONION ADDRESS ---</text:p>
      <text:p text:style-name="P1">gf3bpt4jiyzmzefd225s3niexusmti6c47674gesnsikz5uufgcpleid.onion</text:p>
      <text:p text:style-name="P1"><text:soft-page-break/>donald@donald-ThinkPad-T410:/var/www/twinmedia$ sudo tee /var/www/twinmedia/_site/index.html &gt; /dev/null &lt;&lt;EOF</text:p>
      <text:p text:style-name="P1">&lt;!DOCTYPE html&gt;</text:p>
      <text:p text:style-name="P1">&lt;html lang="en"&gt;</text:p>
      <text:p text:style-name="P1">&lt;head&gt;</text:p>
      <text:p text:style-name="P1"><text:s text:c="4"/>&lt;meta charset="UTF-8"&gt;</text:p>
      <text:p text:style-name="P1"><text:s text:c="4"/>&lt;meta name="viewport" content="width=device-width, initial-scale=1.0"&gt;</text:p>
      <text:p text:style-name="P1"><text:s text:c="4"/>&lt;title&gt;Donald's Photography and Journal Site&lt;/title&gt;</text:p>
      <text:p text:style-name="P1"><text:s text:c="4"/>&lt;!-- We will add CSS styling here in the next step --&gt;</text:p>
      <text:p text:style-name="P1"><text:s text:c="4"/>&lt;style&gt;</text:p>
      <text:p text:style-name="P1"><text:s text:c="8"/>body {</text:p>
      <text:p text:style-name="P1"><text:s text:c="12"/>font-family: sans-serif;</text:p>
      <text:p text:style-name="P1"><text:s text:c="12"/>margin: 0;</text:p>
      <text:p text:style-name="P1"><text:s text:c="12"/>background-color: #f4f4f4;</text:p>
      <text:p text:style-name="P1"><text:s text:c="12"/>color: #333;</text:p>
      <text:p text:style-name="P1"><text:s text:c="8"/>}</text:p>
      <text:p text:style-name="P1"><text:s text:c="8"/>header {</text:p>
      <text:p text:style-name="P1"><text:s text:c="12"/>background-color: #333;</text:p>
      <text:p text:style-name="P1"><text:s text:c="12"/>color: #fff;</text:p>
      <text:p text:style-name="P1"><text:s text:c="12"/>padding: 1em 0;</text:p>
      <text:p text:style-name="P1"><text:s text:c="12"/>text-align: center;</text:p>
      <text:p text:style-name="P1"><text:s text:c="8"/>}</text:p>
      <text:p text:style-name="P1"><text:s text:c="8"/>header h1 {</text:p>
      <text:p text:style-name="P1"><text:s text:c="12"/>margin: 0;</text:p>
      <text:p text:style-name="P1">EOFtml&gt;ooter&gt;opy; 2025 Donald. All rights reserved.&lt;/p&gt;e forum.en journalistic w</text:p>
      <text:p text:style-name="P1">donald@donald-ThinkPad-T410:/var/www/twinmedia$ sudo tee /var/www/twinmedia/_site/index.html &gt; /dev/null &lt;&lt;EOF</text:p>
      <text:p text:style-name="P1">&lt;!DOCTYPE html&gt;</text:p>
      <text:p text:style-name="P1">&lt;html lang="en"&gt;</text:p>
      <text:p text:style-name="P1">&lt;head&gt;</text:p>
      <text:p text:style-name="P1"><text:s text:c="4"/>&lt;meta charset="UTF-8"&gt;</text:p>
      <text:p text:style-name="P1"><text:s text:c="4"/>&lt;meta name="viewport" content="width=device-width, initial-scale=1.0"&gt;</text:p>
      <text:p text:style-name="P1"><text:s text:c="4"/>&lt;title&gt;Twin Media Photography and Journalism&lt;/title&gt;</text:p>
      <text:p text:style-name="P1"><text:s text:c="4"/>&lt;!-- We will add CSS styling here in the next step --&gt;</text:p>
      <text:p text:style-name="P1"><text:s text:c="4"/>&lt;style&gt;</text:p>
      <text:p text:style-name="P1"><text:s text:c="8"/>body {</text:p>
      <text:p text:style-name="P1"><text:s text:c="12"/>font-family: sans-serif;</text:p>
      <text:p text:style-name="P1"><text:s text:c="12"/>margin: 0;</text:p>
      <text:p text:style-name="P1"><text:s text:c="12"/>background-color: #f4f4f4;</text:p>
      <text:p text:style-name="P1"><text:s text:c="12"/>color: #333;</text:p>
      <text:p text:style-name="P1"><text:s text:c="8"/>}</text:p>
      <text:p text:style-name="P1"><text:s text:c="8"/>header {</text:p>
      <text:p text:style-name="P1"><text:s text:c="12"/>background-color: #333;</text:p>
      <text:p text:style-name="P1"><text:s text:c="12"/>color: #fff;</text:p>
      <text:p text:style-name="P1"><text:s text:c="12"/>padding: 1em 0;</text:p>
      <text:p text:style-name="P1"><text:s text:c="12"/>text-align: center;</text:p>
      <text:p text:style-name="P1"><text:s text:c="8"/>}</text:p>
      <text:p text:style-name="P1"><text:s text:c="8"/>header h1 {</text:p>
      <text:p text:style-name="P1"><text:s text:c="12"/>margin: 0;</text:p>
      <text:p text:style-name="P1"><text:soft-page-break/>EOFtml&gt;ooter&gt;opy; 2025 Twin Media. All rights reserved.&lt;/p&gt;rum.en journalistic w</text:p>
      <text:p text:style-name="P1">donald@donald-ThinkPad-T410:/var/www/twinmedia$ sudo tee /var/www/twinmedia/_site/photography.html &gt; /dev/null &lt;&lt;EOF</text:p>
      <text:p text:style-name="P1">&lt;!DOCTYPE html&gt;</text:p>
      <text:p text:style-name="P1">&lt;html lang="en"&gt;</text:p>
      <text:p text:style-name="P1">&lt;head&gt;</text:p>
      <text:p text:style-name="P1"><text:s text:c="4"/>&lt;meta charset="UTF-8"&gt;</text:p>
      <text:p text:style-name="P1"><text:s text:c="4"/>&lt;meta name="viewport" content="width=device-width, initial-scale=1.0"&gt;</text:p>
      <text:p text:style-name="P1"><text:s text:c="4"/>&lt;title&gt;Photography | Twin Media&lt;/title&gt;</text:p>
      <text:p text:style-name="P1"><text:s text:c="4"/>&lt;style&gt;</text:p>
      <text:p text:style-name="P1"><text:s text:c="8"/>body {</text:p>
      <text:p text:style-name="P1"><text:s text:c="12"/>font-family: sans-serif;</text:p>
      <text:p text:style-name="P1"><text:s text:c="12"/>margin: 0;</text:p>
      <text:p text:style-name="P1"><text:s text:c="12"/>background-color: #f4f4f4;</text:p>
      <text:p text:style-name="P1"><text:s text:c="12"/>color: #333;</text:p>
      <text:p text:style-name="P1"><text:s text:c="8"/>}</text:p>
      <text:p text:style-name="P1"><text:s text:c="8"/>header {</text:p>
      <text:p text:style-name="P1"><text:s text:c="12"/>background-color: #333;</text:p>
      <text:p text:style-name="P1"><text:s text:c="12"/>color: #fff;</text:p>
      <text:p text:style-name="P1"><text:s text:c="12"/>padding: 1em 0;</text:p>
      <text:p text:style-name="P1"><text:s text:c="12"/>text-align: center;</text:p>
      <text:p text:style-name="P1"><text:s text:c="8"/>}</text:p>
      <text:p text:style-name="P1"><text:s text:c="8"/>header h1 {</text:p>
      <text:p text:style-name="P1"><text:s text:c="12"/>margin: 0;</text:p>
      <text:p text:style-name="P1"><text:s text:c="8"/>}</text:p>
      <text:p text:style-name="P1">EOFtml&gt;ooter&gt;opy; 2025 Twin Media. All rights reserved.&lt;/p&gt;k soon!&lt;/p&gt; I hope yo</text:p>
      <text:p text:style-name="P1">donald@donald-ThinkPad-T410:/var/www/twinmedia$ sudo tee /var/www/twinmedia/_site/photography.html &gt; /dev/null &lt;&lt;EOF</text:p>
      <text:p text:style-name="P1">&lt;!DOCTYPE html&gt;</text:p>
      <text:p text:style-name="P1">&lt;html lang="en"&gt;</text:p>
      <text:p text:style-name="P1">&lt;head&gt;</text:p>
      <text:p text:style-name="P1"><text:s text:c="4"/>&lt;meta charset="UTF-8"&gt;</text:p>
      <text:p text:style-name="P1"><text:s text:c="4"/>&lt;meta name="viewport" content="width=device-width, initial-scale=1.0"&gt;</text:p>
      <text:p text:style-name="P1"><text:s text:c="4"/>&lt;title&gt;Photography Share | Twin Media&lt;/title&gt;</text:p>
      <text:p text:style-name="P1"><text:s text:c="4"/>&lt;style&gt;</text:p>
      <text:p text:style-name="P1"><text:s text:c="8"/>body {</text:p>
      <text:p text:style-name="P1"><text:s text:c="12"/>font-family: sans-serif;</text:p>
      <text:p text:style-name="P1"><text:s text:c="12"/>margin: 0;</text:p>
      <text:p text:style-name="P1"><text:s text:c="12"/>background-color: #f4f4f4;</text:p>
      <text:p text:style-name="P1"><text:s text:c="12"/>color: #333;</text:p>
      <text:p text:style-name="P1"><text:s text:c="8"/>}</text:p>
      <text:p text:style-name="P1"><text:s text:c="8"/>header {</text:p>
      <text:p text:style-name="P1"><text:s text:c="12"/>background-color: #333;</text:p>
      <text:p text:style-name="P1"><text:s text:c="12"/>color: #fff;</text:p>
      <text:p text:style-name="P1"><text:s text:c="12"/>padding: 1em 0;</text:p>
      <text:p text:style-name="P1"><text:s text:c="12"/>text-align: center;</text:p>
      <text:p text:style-name="P1"><text:s text:c="8"/>}</text:p>
      <text:p text:style-name="P1"><text:s text:c="8"/>header h1 {</text:p>
      <text:p text:style-name="P1"><text:s text:c="12"/>margin: 0;</text:p>
      <text:p text:style-name="P1"><text:soft-page-break/><text:s text:c="8"/>}</text:p>
      <text:p text:style-name="P1">EOFtml&gt;ooter&gt;opy; 2025 Twin Media. All rights reserved.&lt;/p&gt;k soon!&lt;/p&gt;llery! pho</text:p>
      <text:p text:style-name="P1">donald@donald-ThinkPad-T410:/var/www/twinmedia$ sudo tee /var/www/twinmedia/_site/index.html &gt; /dev/null &lt;&lt;EOF</text:p>
      <text:p text:style-name="P1">&lt;!DOCTYPE html&gt;</text:p>
      <text:p text:style-name="P1">&lt;html lang="en"&gt;</text:p>
      <text:p text:style-name="P1">&lt;head&gt;</text:p>
      <text:p text:style-name="P1"><text:s text:c="4"/>&lt;meta charset="UTF-8"&gt;</text:p>
      <text:p text:style-name="P1"><text:s text:c="4"/>&lt;meta name="viewport" content="width=device-width, initial-scale=1.0"&gt;</text:p>
      <text:p text:style-name="P1"><text:s text:c="4"/>&lt;title&gt;Twin Media Photography and Journalism&lt;/title&gt;</text:p>
      <text:p text:style-name="P1"><text:s text:c="4"/>&lt;!-- We will add CSS styling here in the next step --&gt;</text:p>
      <text:p text:style-name="P1"><text:s text:c="4"/>&lt;style&gt;</text:p>
      <text:p text:style-name="P1"><text:s text:c="8"/>body {</text:p>
      <text:p text:style-name="P1"><text:s text:c="12"/>font-family: sans-serif;</text:p>
      <text:p text:style-name="P1"><text:s text:c="12"/>margin: 0;</text:p>
      <text:p text:style-name="P1"><text:s text:c="12"/>background-color: #f4f4f4;</text:p>
      <text:p text:style-name="P1"><text:s text:c="12"/>color: #333;</text:p>
      <text:p text:style-name="P1"><text:s text:c="8"/>}</text:p>
      <text:p text:style-name="P1"><text:s text:c="8"/>header {</text:p>
      <text:p text:style-name="P1"><text:s text:c="12"/>background-color: #333;</text:p>
      <text:p text:style-name="P1"><text:s text:c="12"/>color: #fff;</text:p>
      <text:p text:style-name="P1"><text:s text:c="12"/>padding: 1em 0;</text:p>
      <text:p text:style-name="P1"><text:s text:c="12"/>text-align: center;</text:p>
      <text:p text:style-name="P1"><text:s text:c="8"/>}</text:p>
      <text:p text:style-name="P1"><text:s text:c="8"/>header h1 {</text:p>
      <text:p text:style-name="P1"><text:s text:c="12"/>margin: 0;</text:p>
      <text:p text:style-name="P1">EOFtml&gt;ooter&gt;opy; 2025 Twin Media. All rights reserved.&lt;/p&gt;ives.the Photography </text:p>
      <text:p text:style-name="P1">donald@donald-ThinkPad-T410:/var/www/twinmedia$ sudo tee /var/www/twinmedia/_site/forum.html &gt; /dev/null &lt;&lt;EOF</text:p>
      <text:p text:style-name="P1">&lt;!DOCTYPE html&gt;</text:p>
      <text:p text:style-name="P1">&lt;html lang="en"&gt;</text:p>
      <text:p text:style-name="P1">&lt;head&gt;</text:p>
      <text:p text:style-name="P1"><text:s text:c="4"/>&lt;meta charset="UTF-8"&gt;</text:p>
      <text:p text:style-name="P1"><text:s text:c="4"/>&lt;meta name="viewport" content="width=device-width, initial-scale=1.0"&gt;</text:p>
      <text:p text:style-name="P1"><text:s text:c="4"/>&lt;title&gt;Forum | Twin Media&lt;/title&gt;</text:p>
      <text:p text:style-name="P1"><text:s text:c="4"/>&lt;style&gt;</text:p>
      <text:p text:style-name="P1"><text:s text:c="8"/>body {</text:p>
      <text:p text:style-name="P1"><text:s text:c="12"/>font-family: sans-serif;</text:p>
      <text:p text:style-name="P1"><text:s text:c="12"/>margin: 0;</text:p>
      <text:p text:style-name="P1"><text:s text:c="12"/>background-color: #f4f4f4;</text:p>
      <text:p text:style-name="P1"><text:s text:c="12"/>color: #333;</text:p>
      <text:p text:style-name="P1"><text:s text:c="8"/>}</text:p>
      <text:p text:style-name="P1"><text:s text:c="8"/>header {</text:p>
      <text:p text:style-name="P1"><text:s text:c="12"/>background-color: #333;</text:p>
      <text:p text:style-name="P1"><text:s text:c="12"/>color: #fff;</text:p>
      <text:p text:style-name="P1"><text:s text:c="12"/>padding: 1em 0;</text:p>
      <text:p text:style-name="P1"><text:s text:c="12"/>text-align: center;</text:p>
      <text:p text:style-name="P1"><text:s text:c="8"/>}</text:p>
      <text:p text:style-name="P1"><text:s text:c="8"/>header h1 {</text:p>
      <text:p text:style-name="P1"><text:soft-page-break/><text:s text:c="12"/>margin: 0;</text:p>
      <text:p text:style-name="P1"><text:s text:c="8"/>}</text:p>
      <text:p text:style-name="P1">EOFtml&gt;ooter&gt;opy; 2025 Twin Media. All rights reserved.&lt;/p&gt;at room. forum, you c</text:p>
      <text:p text:style-name="P1">donald@donald-ThinkPad-T410:/var/www/twinmedia$ sudo tee /var/www/twinmedia/_site/forum.html &gt; /dev/null &lt;&lt;EOF</text:p>
      <text:p text:style-name="P1">&lt;!DOCTYPE html&gt;</text:p>
      <text:p text:style-name="P1">&lt;html lang="en"&gt;</text:p>
      <text:p text:style-name="P1">&lt;head&gt;</text:p>
      <text:p text:style-name="P1"><text:s text:c="4"/>&lt;meta charset="UTF-8"&gt;</text:p>
      <text:p text:style-name="P1"><text:s text:c="4"/>&lt;meta name="viewport" content="width=device-width, initial-scale=1.0"&gt;</text:p>
      <text:p text:style-name="P1"><text:s text:c="4"/>&lt;title&gt;Forum | Twin Media&lt;/title&gt;</text:p>
      <text:p text:style-name="P1"><text:s text:c="4"/>&lt;style&gt;</text:p>
      <text:p text:style-name="P1"><text:s text:c="8"/>body {</text:p>
      <text:p text:style-name="P1"><text:s text:c="12"/>font-family: sans-serif;</text:p>
      <text:p text:style-name="P1"><text:s text:c="12"/>margin: 0;</text:p>
      <text:p text:style-name="P1"><text:s text:c="12"/>background-color: #f4f4f4;</text:p>
      <text:p text:style-name="P1"><text:s text:c="12"/>color: #333;</text:p>
      <text:p text:style-name="P1"><text:s text:c="8"/>}</text:p>
      <text:p text:style-name="P1"><text:s text:c="8"/>header {</text:p>
      <text:p text:style-name="P1"><text:s text:c="12"/>background-color: #333;</text:p>
      <text:p text:style-name="P1"><text:s text:c="12"/>color: #fff;</text:p>
      <text:p text:style-name="P1"><text:s text:c="12"/>padding: 1em 0;</text:p>
      <text:p text:style-name="P1"><text:s text:c="12"/>text-align: center;</text:p>
      <text:p text:style-name="P1"><text:s text:c="8"/>}</text:p>
      <text:p text:style-name="P1"><text:s text:c="8"/>header h1 {</text:p>
      <text:p text:style-name="P1"><text:s text:c="12"/>margin: 0;</text:p>
      <text:p text:style-name="P1"><text:s text:c="8"/>}</text:p>
      <text:p text:style-name="P1">EOFtml&gt;ooter&gt;opy; 2025 Twin Media. All rights reserved.&lt;/p&gt;" class="chat-button"</text:p>
      <text:p text:style-name="P1">donald@donald-ThinkPad-T410:/var/www/twinmedia$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7:36:41.347719926</meta:creation-date>
    <dc:date>2025-07-31T17:37:14.321479289</dc:date>
    <meta:editing-duration>PT35S</meta:editing-duration>
    <meta:editing-cycles>1</meta:editing-cycles>
    <meta:document-statistic meta:table-count="0" meta:image-count="0" meta:object-count="0" meta:page-count="6" meta:paragraph-count="253" meta:word-count="950" meta:character-count="9515" meta:non-whitespace-character-count="7448"/>
    <meta:generator>LibreOffice/24.2.7.2$Linux_X86_64 LibreOffice_project/420$Build-2</meta:generator>
  </office:meta>
</office:document-meta>
</file>